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style:font-name="Courier"/>
    </style:style>
    <style:style style:name="T2" style:family="text">
      <style:text-properties officeooo:rsid="000aac66"/>
    </style:style>
    <style:style style:name="T3" style:family="text">
      <style:text-properties officeooo:rsid="000c7f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4-1a (4 points):</text:p>
      <text:p text:style-name="Standard">+1 Creates a <text:span text:style-name="T3">new</text:span> ArrayList&lt;Integer&gt; <text:span text:style-name="T3">object</text:span>.</text:p>
      <text:p text:style-name="Standard">+1 Accesses all elements in <text:span text:style-name="T3">the </text:span>array <text:span text:style-name="T1">tokens</text:span>.</text:p>
      <text:p text:style-name="Standard">+1 <text:span text:style-name="T3">In the context of a loop, c</text:span>ompares strings in <text:span text:style-name="T3">the</text:span> <text:span text:style-name="T1">tokens</text:span> <text:span text:style-name="T3">array </text:span>with both <text:span text:style-name="T3">of the</text:span> <text:span text:style-name="T3">delimiter instance</text:span> variables.</text:p>
      <text:p text:style-name="Standard">+1 Adds integers with the correct “<text:span text:style-name="T3">rank”</text:span> to the ArrayList&lt;Integer&gt; <text:span text:style-name="T3">object and returns the ArrayList&lt;Integer&gt; object</text:span>.</text:p>
      <text:p text:style-name="Standard"/>
      <text:p text:style-name="Standard">P4-1b (5 points):</text:p>
      <text:p text:style-name="Standard">+1 Initializes an ArrayList&lt;String&gt; to contain strings <text:span text:style-name="T3">that should</text:span> be “evaluated first”.</text:p>
      <text:p text:style-name="Standard">+1 Assigns a List&lt;String&gt; to a variable by calling <text:span text:style-name="T1">precedenceRank</text:span>().</text:p>
      <text:p text:style-name="Standard">+1 In the context of a loop, finds the greatest value (“<text:span text:style-name="T3">highest </text:span>rank”) integer.</text:p>
      <text:p text:style-name="Standard">+1 In the context of a loop, adds strings corresponding to <text:span text:style-name="T3">greatest</text:span> value, to the ArrayList&lt;String&gt;.</text:p>
      <text:p text:style-name="Standard">+1 Checks <text:span text:style-name="T3">each string</text:span> added to the ArrayList&lt;String&gt;, and only adds strings that are not delimiters.</text:p>
      <text:p text:style-name="Standard"/>
      <text:p text:style-name="Standard">P4-2 (5 points):</text:p>
      <text:p text:style-name="Standard">+1 Initializes the <text:span text:style-name="T1">message</text:span> instance variable.</text:p>
      <text:p text:style-name="Standard">+1 Checks for the presence of <text:span text:style-name="T2">sub-strings</text:span> “error” and “alert”.</text:p>
      <text:p text:style-name="Standard">+1 Checks for the presence of spaces before, after, <text:span text:style-name="T2">or on both sides of</text:span> <text:span text:style-name="T2">the</text:span> word<text:span text:style-name="T2">s</text:span>.</text:p>
      <text:p text:style-name="Standard">+1 Sets <text:span text:style-name="T2">the</text:span> <text:span text:style-name="T1">type</text:span> <text:span text:style-name="T2">instance variable </text:span>to “note” if “error” or “alert” are not found.</text:p>
      <text:p text:style-name="Standard">+1 In the context of if-else statements, correctly checks for the word “error” before the word “alert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4:31:31.824984366</meta:creation-date>
    <dc:date>2020-05-14T14:41:51.656303564</dc:date>
    <meta:editing-duration>PT9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91" meta:character-count="1174" meta:non-whitespace-character-count="1000"/>
  </office:meta>
</office:document-meta>
</file>